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" manifest:full-path="Pictures/20000227000011D7000013B1CA3E4920.svm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" manifest:full-path="Object 2/Pictures/2000000D000000DF000000DFF580A6A7.svm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" manifest:full-path="Object 1/Pictures/2000000D000000DF000000DFF580A6A7.svm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t_20_sans_20_remplissage_20_ni_20_ligne">
      <style:graphic-properties draw:textarea-vertical-align="middle" draw:ole-draw-aspect="1"/>
    </style:style>
    <style:style style:name="gr2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0.16cm" svg:height="10.16cm" svg:x="1cm" svg:y="1cm">
          <draw:object xlink:href="./Object 1" xlink:type="simple" xlink:show="embed" xlink:actuate="onLoad">
            <text:p/>
          </draw:object>
          <draw:image xlink:href="./ObjectReplacements/Object 1" xlink:type="simple" xlink:show="embed" xlink:actuate="onLoad"/>
        </draw:frame>
        <draw:frame draw:style-name="gr1" draw:text-style-name="P1" draw:layer="layout" svg:width="7.62cm" svg:height="10.16cm" svg:x="11.16cm" svg:y="1cm">
          <draw:object xlink:href="./Object 2" xlink:type="simple" xlink:show="embed" xlink:actuate="onLoad">
            <text:p/>
          </draw:object>
          <draw:image xlink:href="./ObjectReplacements/Object 2" xlink:type="simple" xlink:show="embed" xlink:actuate="onLoad"/>
        </draw:frame>
        <draw:frame draw:style-name="gr2" draw:text-style-name="P1" draw:layer="layout" svg:width="4.566cm" svg:height="5.04cm" svg:x="19.288cm" svg:y="3.286cm">
          <draw:image xlink:href="Pictures/20000227000011D7000013B1CA3E4920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u Ding</meta:initial-creator>
    <meta:creation-date>2016-10-27T19:18:35</meta:creation-date>
    <dc:date>2016-11-28T06:21:04</dc:date>
    <dc:creator>Lu Ding</dc:creator>
    <meta:editing-duration>PT11M15S</meta:editing-duration>
    <meta:editing-cycles>8</meta:editing-cycles>
    <meta:generator>OpenOffice/4.1.3$Unix OpenOffice.org_project/413m1$Build-9783</meta:generator>
    <meta:document-statistic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8000" number:language="en" number:country="US">
      <number:number number:min-integer-digits="1"/>
    </number:number-style>
    <number:date-style style:name="N8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3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width="0.025cm"/>
      <style:text-properties fo:font-family="'Times New Roman'" style:font-style-name="Normal" style:font-family-generic="roman" fo:font-size="10pt" style:font-size-asian="10pt" style:font-size-complex="10pt"/>
    </style:style>
    <style:style style:name="ch4" style:family="chart">
      <style:chart-properties chart:auto-position="true" style:rotation-angle="0"/>
      <style:text-properties fo:font-family="'Times New Roman'" style:font-style-name="Normal" style:font-family-generic="roman" fo:font-size="12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width="0.025cm"/>
      <style:text-properties fo:font-family="'Times New Roman'" style:font-style-name="Normal" style:font-family-generic="roman"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family="'Times New Roman'" style:font-style-name="Normal" style:font-family-generic="roman" fo:font-size="12pt" style:font-size-asian="9pt" style:font-size-complex="9pt"/>
    </style:style>
    <style:style style:name="ch7" style:family="chart" style:data-style-name="N8000">
      <style:chart-properties chart:symbol-type="named-symbol" chart:symbol-name="circle" chart:symbol-width="0.15cm" chart:symbol-height="0.15cm" chart:link-data-style-to-source="false"/>
      <style:graphic-properties svg:stroke-width="0.025cm" svg:stroke-color="#0000ff" draw:fill-color="#0000ff" dr3d:edge-rounding="5%"/>
      <style:text-properties fo:font-size="10pt" style:font-size-asian="10pt" style:font-size-complex="10pt"/>
    </style:style>
    <style:style style:name="ch8" style:family="chart" style:data-style-name="N8000">
      <style:chart-properties chart:symbol-type="named-symbol" chart:symbol-name="asterisk" chart:symbol-width="0.15cm" chart:symbol-height="0.15cm" chart:link-data-style-to-source="false"/>
      <style:graphic-properties draw:stroke="dash" draw:stroke-dash="Fine_20_Dashed_20__28_var_29_" svg:stroke-width="0.025cm" svg:stroke-color="#000099" draw:fill-color="#000099"/>
      <style:text-properties fo:font-size="10pt" style:font-size-asian="10pt" style:font-size-complex="10pt"/>
    </style:style>
    <style:style style:name="ch9" style:family="chart" style:data-style-name="N8000">
      <style:chart-properties chart:symbol-type="named-symbol" chart:symbol-name="circle" chart:symbol-width="0.15cm" chart:symbol-height="0.15cm" chart:link-data-style-to-source="false"/>
      <style:graphic-properties svg:stroke-width="0.025cm" svg:stroke-color="#ff0000" draw:fill-color="#ff0000" dr3d:edge-rounding="5%"/>
      <style:text-properties fo:font-size="10pt" style:font-size-asian="10pt" style:font-size-complex="10pt"/>
    </style:style>
    <style:style style:name="ch10" style:family="chart" style:data-style-name="N8000">
      <style:chart-properties chart:symbol-type="named-symbol" chart:symbol-name="asterisk" chart:symbol-width="0.15cm" chart:symbol-height="0.15cm" chart:link-data-style-to-source="false"/>
      <style:graphic-properties draw:stroke="dash" draw:stroke-dash="Fine_20_Dashed_20__28_var_29_" svg:stroke-width="0.025cm" svg:stroke-color="#990000" draw:fill-color="#990000"/>
      <style:text-properties fo:font-size="10pt" style:font-size-asian="10pt" style:font-size-complex="10pt"/>
    </style:style>
    <style:style style:name="ch11" style:family="chart" style:data-style-name="N8000">
      <style:chart-properties chart:symbol-type="named-symbol" chart:symbol-name="circle" chart:symbol-width="0.15cm" chart:symbol-height="0.15cm" chart:link-data-style-to-source="false"/>
      <style:graphic-properties svg:stroke-width="0.025cm" svg:stroke-color="#00cc00" draw:fill-color="#00cc00" dr3d:edge-rounding="5%"/>
      <style:text-properties fo:font-size="10pt" style:font-size-asian="10pt" style:font-size-complex="10pt"/>
    </style:style>
    <style:style style:name="ch12" style:family="chart" style:data-style-name="N8000">
      <style:chart-properties chart:symbol-type="named-symbol" chart:symbol-name="asterisk" chart:symbol-width="0.15cm" chart:symbol-height="0.15cm" chart:link-data-style-to-source="false">
        <chart:symbol-image xlink:href="Pictures/2000000D000000DF000000DFF580A6A7.svm" xlink:type="simple" xlink:actuate="onLoad"/>
      </style:chart-properties>
      <style:graphic-properties draw:stroke="dash" draw:stroke-dash="Fine_20_Dashed_20__28_var_29_" svg:stroke-width="0.025cm" svg:stroke-color="#006600" draw:fill-color="#006600"/>
      <style:text-properties fo:font-size="10pt" style:font-size-asian="10pt" style:font-size-complex="10pt"/>
    </style:style>
    <style:style style:name="ch13" style:family="chart" style:data-style-name="N8000">
      <style:chart-properties chart:symbol-type="named-symbol" chart:symbol-name="circle" chart:symbol-width="0.15cm" chart:symbol-height="0.15cm" chart:link-data-style-to-source="false"/>
      <style:graphic-properties svg:stroke-width="0.025cm" svg:stroke-color="#6600ff" draw:fill-color="#6600ff"/>
      <style:text-properties fo:font-size="10pt" style:font-size-asian="10pt" style:font-size-complex="10pt"/>
    </style:style>
    <style:style style:name="ch14" style:family="chart" style:data-style-name="N8000">
      <style:chart-properties chart:symbol-type="named-symbol" chart:symbol-name="asterisk" chart:symbol-width="0.15cm" chart:symbol-height="0.15cm" chart:link-data-style-to-source="false"/>
      <style:graphic-properties draw:stroke="dash" draw:stroke-dash="Fine_20_Dashed_20__28_var_29_" svg:stroke-width="0.025cm" svg:stroke-color="#330099" draw:fill-color="#330099"/>
      <style:text-properties fo:font-size="10pt" style:font-size-asian="10pt" style:font-size-complex="10pt"/>
    </style:style>
    <style:style style:name="ch15" style:family="chart" style:data-style-name="N8000">
      <style:chart-properties chart:symbol-type="named-symbol" chart:symbol-name="circle" chart:symbol-width="0.15cm" chart:symbol-height="0.15cm" chart:link-data-style-to-source="false"/>
      <style:graphic-properties svg:stroke-width="0.025cm" svg:stroke-color="#00cccc" draw:fill-color="#00cccc"/>
      <style:text-properties fo:font-size="10pt" style:font-size-asian="10pt" style:font-size-complex="10pt"/>
    </style:style>
    <style:style style:name="ch16" style:family="chart" style:data-style-name="N8000">
      <style:chart-properties chart:symbol-type="named-symbol" chart:symbol-name="asterisk" chart:symbol-width="0.15cm" chart:symbol-height="0.15cm" chart:link-data-style-to-source="false"/>
      <style:graphic-properties draw:stroke="dash" draw:stroke-dash="Fine_20_Dashed_20__28_var_29_" svg:stroke-width="0.025cm" svg:stroke-color="#006666" draw:fill-color="#006666"/>
      <style:text-properties fo:font-size="10pt" style:font-size-asian="10pt" style:font-size-complex="10pt"/>
    </style:style>
    <style:style style:name="ch17" style:family="chart">
      <style:graphic-properties draw:stroke="solid" svg:stroke-width="0.051cm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0.161cm" svg:height="10.161cm" xlink:href="." xlink:type="simple" chart:class="chart:line" chart:style-name="ch1">
        <chart:plot-area chart:style-name="ch2" chart:data-source-has-labels="both" svg:x="1.37cm" svg:y="0.947cm" svg:width="8.385cm" svg:height="7.874cm">
          <chartooo:coordinate-region svg:x="1.806cm" svg:y="1.145cm" svg:width="7.855cm" svg:height="7.033cm"/>
          <chart:axis chart:dimension="x" chart:name="primary-x" chart:style-name="ch3" chartooo:axis-type="text">
            <chart:title svg:x="5.012cm" svg:y="9.024cm" chart:style-name="ch4">
              <text:p>nmax</text:p>
            </chart:title>
            <chart:categories table:cell-range-address="local-table.$B$1:.$F$1"/>
          </chart:axis>
          <chart:axis chart:dimension="y" chart:name="primary-y" chart:style-name="ch5">
            <chart:title svg:x="0.451cm" svg:y="5.803cm" chart:style-name="ch6">
              <text:p>time [sec]</text:p>
            </chart:title>
          </chart:axis>
          <chart:series chart:style-name="ch7" chart:values-cell-range-address="local-table.$B$2:.$F$2" chart:label-cell-address="local-table.$A$2" chart:class="chart:line">
            <chart:data-point chart:repeated="5"/>
          </chart:series>
          <chart:series chart:style-name="ch8" chart:values-cell-range-address="local-table.$B$4:.$F$4" chart:label-cell-address="local-table.$A$4" chart:class="chart:line">
            <chart:data-point chart:repeated="5"/>
          </chart:series>
          <chart:series chart:style-name="ch9" chart:values-cell-range-address="local-table.$B$6:.$F$6" chart:label-cell-address="local-table.$A$6" chart:class="chart:line">
            <chart:data-point chart:repeated="5"/>
          </chart:series>
          <chart:series chart:style-name="ch10" chart:values-cell-range-address="local-table.$B$8:.$F$8" chart:label-cell-address="local-table.$A$8" chart:class="chart:line">
            <chart:data-point chart:repeated="5"/>
          </chart:series>
          <chart:series chart:style-name="ch11" chart:values-cell-range-address="local-table.$B$10:.$F$10" chart:label-cell-address="local-table.$A$10" chart:class="chart:line">
            <chart:data-point chart:repeated="5"/>
          </chart:series>
          <chart:series chart:style-name="ch12" chart:values-cell-range-address="local-table.$B$3:.$F$3" chart:label-cell-address="local-table.$A$3" chart:class="chart:line">
            <chart:data-point chart:repeated="5"/>
          </chart:series>
          <chart:series chart:style-name="ch13" chart:values-cell-range-address="local-table.$B$5:.$F$5" chart:label-cell-address="local-table.$A$5" chart:class="chart:line">
            <chart:data-point chart:repeated="5"/>
          </chart:series>
          <chart:series chart:style-name="ch14" chart:values-cell-range-address="local-table.$B$7:.$F$7" chart:label-cell-address="local-table.$A$7" chart:class="chart:line">
            <chart:data-point chart:repeated="5"/>
          </chart:series>
          <chart:series chart:style-name="ch15" chart:values-cell-range-address="local-table.$B$9:.$F$9" chart:label-cell-address="local-table.$A$9" chart:class="chart:line">
            <chart:data-point chart:repeated="5"/>
          </chart:series>
          <chart:series chart:style-name="ch16" chart:values-cell-range-address="local-table.$B$11:.$F$11" chart:label-cell-address="local-table.$A$11" chart:class="chart:line">
            <chart:data-point chart:repeated="5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>FFT3D (standard)</text:p>
              </table:table-cell>
              <table:table-cell office:value-type="float" office:value="0.125980666666667">
                <text:p>0.125980666666667</text:p>
              </table:table-cell>
              <table:table-cell office:value-type="float" office:value="0.507589666666665">
                <text:p>0.507589666666665</text:p>
              </table:table-cell>
              <table:table-cell office:value-type="float" office:value="1.00384766666667">
                <text:p>1.00384766666667</text:p>
              </table:table-cell>
              <table:table-cell office:value-type="float" office:value="2.41696566666664">
                <text:p>2.41696566666664</text:p>
              </table:table-cell>
              <table:table-cell office:value-type="float" office:value="4.05704999999998">
                <text:p>4.05704999999998</text:p>
              </table:table-cell>
            </table:table-row>
            <table:table-row>
              <table:table-cell office:value-type="string">
                <text:p>rotM (asymm)</text:p>
              </table:table-cell>
              <table:table-cell office:value-type="float" office:value="0.241963666666667">
                <text:p>0.241963666666667</text:p>
              </table:table-cell>
              <table:table-cell office:value-type="float" office:value="0.679896666666665">
                <text:p>0.679896666666665</text:p>
              </table:table-cell>
              <table:table-cell office:value-type="float" office:value="1.35945966666666">
                <text:p>1.35945966666666</text:p>
              </table:table-cell>
              <table:table-cell office:value-type="float" office:value="2.83023566666667">
                <text:p>2.83023566666667</text:p>
              </table:table-cell>
              <table:table-cell office:value-type="float" office:value="5.00957166666667">
                <text:p>5.00957166666667</text:p>
              </table:table-cell>
            </table:table-row>
            <table:table-row>
              <table:table-cell office:value-type="string">
                <text:p>FFT3D (asymm)</text:p>
              </table:table-cell>
              <table:table-cell office:value-type="float" office:value="0.126980333333333">
                <text:p>0.126980333333333</text:p>
              </table:table-cell>
              <table:table-cell office:value-type="float" office:value="0.706558999999993">
                <text:p>0.706558999999993</text:p>
              </table:table-cell>
              <table:table-cell office:value-type="float" office:value="1.402453">
                <text:p>1.402453</text:p>
              </table:table-cell>
              <table:table-cell office:value-type="float" office:value="2.98687933333329">
                <text:p>2.98687933333329</text:p>
              </table:table-cell>
              <table:table-cell office:value-type="float" office:value="5.06889633333332">
                <text:p>5.06889633333332</text:p>
              </table:table-cell>
            </table:table-row>
            <table:table-row>
              <table:table-cell office:value-type="string">
                <text:p>OZ (standard)</text:p>
              </table:table-cell>
              <table:table-cell office:value-type="float" office:value="0.0186643333333326">
                <text:p>0.0186643333333326</text:p>
              </table:table-cell>
              <table:table-cell office:value-type="float" office:value="0.105317">
                <text:p>0.105317</text:p>
              </table:table-cell>
              <table:table-cell office:value-type="float" office:value="0.324616999999994">
                <text:p>0.324616999999994</text:p>
              </table:table-cell>
              <table:table-cell office:value-type="float" office:value="0.905529333333363">
                <text:p>0.905529333333363</text:p>
              </table:table-cell>
              <table:table-cell office:value-type="float" office:value="1.760733">
                <text:p>1.760733</text:p>
              </table:table-cell>
            </table:table-row>
            <table:table-row>
              <table:table-cell office:value-type="string">
                <text:p>FGSHT (standard)</text:p>
              </table:table-cell>
              <table:table-cell office:value-type="float" office:value="0.211634666666665">
                <text:p>0.211634666666665</text:p>
              </table:table-cell>
              <table:table-cell office:value-type="float" office:value="0.787547333333333">
                <text:p>0.787547333333333</text:p>
              </table:table-cell>
              <table:table-cell office:value-type="float" office:value="1.64775">
                <text:p>1.64775</text:p>
              </table:table-cell>
              <table:table-cell office:value-type="float" office:value="3.70043766666665">
                <text:p>3.70043766666665</text:p>
              </table:table-cell>
              <table:table-cell office:value-type="float" office:value="6.37136499999996">
                <text:p>6.37136499999996</text:p>
              </table:table-cell>
            </table:table-row>
            <table:table-row>
              <table:table-cell office:value-type="string">
                <text:p>OZ (asymm)</text:p>
              </table:table-cell>
              <table:table-cell office:value-type="float" office:value="0.0346610000000003">
                <text:p>0.0346610000000003</text:p>
              </table:table-cell>
              <table:table-cell office:value-type="float" office:value="0.234964333333336">
                <text:p>0.234964333333336</text:p>
              </table:table-cell>
              <table:table-cell office:value-type="float" office:value="0.57624633333334">
                <text:p>0.57624633333334</text:p>
              </table:table-cell>
              <table:table-cell office:value-type="float" office:value="1.62008733333334">
                <text:p>1.62008733333334</text:p>
              </table:table-cell>
              <table:table-cell office:value-type="float" office:value="3.4698056666667">
                <text:p>3.4698056666667</text:p>
              </table:table-cell>
            </table:table-row>
            <table:table-row>
              <table:table-cell office:value-type="string">
                <text:p>FGSHT (asymm)</text:p>
              </table:table-cell>
              <table:table-cell office:value-type="float" office:value="0.212634">
                <text:p>0.212634</text:p>
              </table:table-cell>
              <table:table-cell office:value-type="float" office:value="0.782214666666665">
                <text:p>0.782214666666665</text:p>
              </table:table-cell>
              <table:table-cell office:value-type="float" office:value="1.664747">
                <text:p>1.664747</text:p>
              </table:table-cell>
              <table:table-cell office:value-type="float" office:value="3.79175666666667">
                <text:p>3.79175666666667</text:p>
              </table:table-cell>
              <table:table-cell office:value-type="float" office:value="6.42202400000001">
                <text:p>6.42202400000001</text:p>
              </table:table-cell>
            </table:table-row>
            <table:table-row>
              <table:table-cell office:value-type="string">
                <text:p>other (standard)</text:p>
              </table:table-cell>
              <table:table-cell office:value-type="float" office:value="0.0373270000000013">
                <text:p>0.0373270000000013</text:p>
              </table:table-cell>
              <table:table-cell office:value-type="float" office:value="0.156309333333326">
                <text:p>0.156309333333326</text:p>
              </table:table-cell>
              <table:table-cell office:value-type="float" office:value="0.296287333333324">
                <text:p>0.296287333333324</text:p>
              </table:table-cell>
              <table:table-cell office:value-type="float" office:value="0.805210666666662">
                <text:p>0.805210666666662</text:p>
              </table:table-cell>
              <table:table-cell office:value-type="float" office:value="1.19681766666663">
                <text:p>1.19681766666663</text:p>
              </table:table-cell>
            </table:table-row>
            <table:table-row>
              <table:table-cell office:value-type="string">
                <text:p>rotM (standard)</text:p>
              </table:table-cell>
              <table:table-cell office:value-type="float" office:value="0.143978">
                <text:p>0.143978</text:p>
              </table:table-cell>
              <table:table-cell office:value-type="float" office:value="0.39694">
                <text:p>0.39694</text:p>
              </table:table-cell>
              <table:table-cell office:value-type="float" office:value="0.781881333333333">
                <text:p>0.781881333333333</text:p>
              </table:table-cell>
              <table:table-cell office:value-type="float" office:value="1.59909033333333">
                <text:p>1.59909033333333</text:p>
              </table:table-cell>
              <table:table-cell office:value-type="float" office:value="2.80423966666667">
                <text:p>2.80423966666667</text:p>
              </table:table-cell>
            </table:table-row>
            <table:table-row>
              <table:table-cell office:value-type="string">
                <text:p>other (asymm)</text:p>
              </table:table-cell>
              <table:table-cell office:value-type="float" office:value="0.0433276666666667">
                <text:p>0.0433276666666667</text:p>
              </table:table-cell>
              <table:table-cell office:value-type="float" office:value="0.200969666666661">
                <text:p>0.200969666666661</text:p>
              </table:table-cell>
              <table:table-cell office:value-type="float" office:value="0.350613333333332">
                <text:p>0.350613333333332</text:p>
              </table:table-cell>
              <table:table-cell office:value-type="float" office:value="0.888531666666706">
                <text:p>0.888531666666706</text:p>
              </table:table-cell>
              <table:table-cell office:value-type="float" office:value="1.36245933333321">
                <text:p>1.3624593333332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Unix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8000" number:language="en" number:country="US">
      <number:number number:min-integer-digits="1"/>
    </number:number-style>
    <number:date-style style:name="N8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3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width="0.025cm"/>
      <style:text-properties fo:font-family="'Times New Roman'" style:font-style-name="Normal" style:font-family-generic="roman" fo:font-size="10pt" style:font-size-asian="10pt" style:font-size-complex="10pt"/>
    </style:style>
    <style:style style:name="ch4" style:family="chart">
      <style:chart-properties chart:auto-position="true" style:rotation-angle="0"/>
      <style:text-properties fo:font-family="'Times New Roman'" style:font-style-name="Normal" style:font-family-generic="roman" fo:font-size="12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width="0.025cm"/>
      <style:text-properties fo:font-family="'Times New Roman'" style:font-style-name="Normal" style:font-family-generic="roman" fo:font-size="10pt" style:font-size-asian="10pt" style:font-size-complex="10pt"/>
    </style:style>
    <style:style style:name="ch6" style:family="chart" style:data-style-name="N8000">
      <style:chart-properties chart:symbol-type="named-symbol" chart:symbol-name="circle" chart:symbol-width="0.15cm" chart:symbol-height="0.15cm" chart:link-data-style-to-source="false"/>
      <style:graphic-properties svg:stroke-width="0.025cm" svg:stroke-color="#0000ff" draw:fill-color="#0000ff" dr3d:edge-rounding="5%"/>
      <style:text-properties fo:font-size="10pt" style:font-size-asian="10pt" style:font-size-complex="10pt"/>
    </style:style>
    <style:style style:name="ch7" style:family="chart" style:data-style-name="N8000">
      <style:chart-properties chart:symbol-type="named-symbol" chart:symbol-name="asterisk" chart:symbol-width="0.15cm" chart:symbol-height="0.15cm" chart:link-data-style-to-source="false"/>
      <style:graphic-properties draw:stroke="dash" draw:stroke-dash="Fine_20_Dashed_20__28_var_29_" svg:stroke-width="0.025cm" svg:stroke-color="#000099" draw:fill-color="#000099"/>
      <style:text-properties fo:font-size="10pt" style:font-size-asian="10pt" style:font-size-complex="10pt"/>
    </style:style>
    <style:style style:name="ch8" style:family="chart" style:data-style-name="N8000">
      <style:chart-properties chart:symbol-type="named-symbol" chart:symbol-name="circle" chart:symbol-width="0.15cm" chart:symbol-height="0.15cm" chart:link-data-style-to-source="false"/>
      <style:graphic-properties svg:stroke-width="0.025cm" svg:stroke-color="#00cc00" draw:fill-color="#00cc00" dr3d:edge-rounding="5%"/>
      <style:text-properties fo:font-size="10pt" style:font-size-asian="10pt" style:font-size-complex="10pt"/>
    </style:style>
    <style:style style:name="ch9" style:family="chart" style:data-style-name="N8000">
      <style:chart-properties chart:symbol-type="named-symbol" chart:symbol-name="asterisk" chart:symbol-width="0.15cm" chart:symbol-height="0.15cm" chart:link-data-style-to-source="false">
        <chart:symbol-image xlink:href="Pictures/2000000D000000DF000000DFF580A6A7.svm" xlink:type="simple" xlink:actuate="onLoad"/>
      </style:chart-properties>
      <style:graphic-properties draw:stroke="dash" draw:stroke-dash="Fine_20_Dashed_20__28_var_29_" svg:stroke-width="0.025cm" svg:stroke-color="#006600" draw:fill-color="#006600"/>
      <style:text-properties fo:font-size="10pt" style:font-size-asian="10pt" style:font-size-complex="10pt"/>
    </style:style>
    <style:style style:name="ch10" style:family="chart" style:data-style-name="N8000">
      <style:chart-properties chart:symbol-type="named-symbol" chart:symbol-name="circle" chart:symbol-width="0.15cm" chart:symbol-height="0.15cm" chart:link-data-style-to-source="false"/>
      <style:graphic-properties svg:stroke-width="0.025cm" svg:stroke-color="#6600ff" draw:fill-color="#6600ff"/>
      <style:text-properties fo:font-size="10pt" style:font-size-asian="10pt" style:font-size-complex="10pt"/>
    </style:style>
    <style:style style:name="ch11" style:family="chart" style:data-style-name="N8000">
      <style:chart-properties chart:symbol-type="named-symbol" chart:symbol-name="asterisk" chart:symbol-width="0.15cm" chart:symbol-height="0.15cm" chart:link-data-style-to-source="false"/>
      <style:graphic-properties draw:stroke="dash" draw:stroke-dash="Fine_20_Dashed_20__28_var_29_" svg:stroke-width="0.025cm" svg:stroke-color="#330099" draw:fill-color="#330099"/>
      <style:text-properties fo:font-size="10pt" style:font-size-asian="10pt" style:font-size-complex="10pt"/>
    </style:style>
    <style:style style:name="ch12" style:family="chart">
      <style:graphic-properties draw:stroke="solid" svg:stroke-width="0.051cm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7.621cm" svg:height="10.161cm" xlink:href="." xlink:type="simple" chart:class="chart:line" chart:style-name="ch1">
        <chart:plot-area chart:style-name="ch2" chart:data-source-has-labels="both" svg:x="0.602cm" svg:y="0.947cm" svg:width="6.715cm" svg:height="7.874cm">
          <chartooo:coordinate-region svg:x="1.038cm" svg:y="1.144cm" svg:width="6.185cm" svg:height="7.034cm"/>
          <chart:axis chart:dimension="x" chart:name="primary-x" chart:style-name="ch3" chartooo:axis-type="text">
            <chart:title svg:x="3.409cm" svg:y="9.024cm" chart:style-name="ch4">
              <text:p>nmax</text:p>
            </chart:title>
            <chart:categories table:cell-range-address="local-table.$B$1:.$F$1"/>
          </chart:axis>
          <chart:axis chart:dimension="y" chart:name="primary-y" chart:style-name="ch5"/>
          <chart:series chart:style-name="ch6" chart:values-cell-range-address="local-table.$B$2:.$F$2" chart:label-cell-address="local-table.$A$2" chart:class="chart:line">
            <chart:data-point chart:repeated="5"/>
          </chart:series>
          <chart:series chart:style-name="ch7" chart:values-cell-range-address="local-table.$B$4:.$F$4" chart:label-cell-address="local-table.$A$4" chart:class="chart:line">
            <chart:data-point chart:repeated="5"/>
          </chart:series>
          <chart:series chart:style-name="ch8" chart:values-cell-range-address="local-table.$B$10:.$F$10" chart:label-cell-address="local-table.$A$10" chart:class="chart:line">
            <chart:data-point chart:repeated="5"/>
          </chart:series>
          <chart:series chart:style-name="ch9" chart:values-cell-range-address="local-table.$B$3:.$F$3" chart:label-cell-address="local-table.$A$3" chart:class="chart:line">
            <chart:data-point chart:repeated="5"/>
          </chart:series>
          <chart:series chart:style-name="ch10" chart:values-cell-range-address="local-table.$B$5:.$F$5" chart:label-cell-address="local-table.$A$5" chart:class="chart:line">
            <chart:data-point chart:repeated="5"/>
          </chart:series>
          <chart:series chart:style-name="ch11" chart:values-cell-range-address="local-table.$B$7:.$F$7" chart:label-cell-address="local-table.$A$7" chart:class="chart:line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  <table:table-column table:visibility="collapse"/>
            <table:table-column/>
            <table:table-column table:visibility="collapse"/>
            <table:table-column table:visibility="collapse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>FFT3D (standard)</text:p>
              </table:table-cell>
              <table:table-cell office:value-type="float" office:value="0.125980666666667">
                <text:p>0.125980666666667</text:p>
              </table:table-cell>
              <table:table-cell office:value-type="float" office:value="0.507589666666665">
                <text:p>0.507589666666665</text:p>
              </table:table-cell>
              <table:table-cell office:value-type="float" office:value="1.00384766666667">
                <text:p>1.00384766666667</text:p>
              </table:table-cell>
              <table:table-cell office:value-type="float" office:value="2.41696566666664">
                <text:p>2.41696566666664</text:p>
              </table:table-cell>
              <table:table-cell office:value-type="float" office:value="4.05704999999998">
                <text:p>4.05704999999998</text:p>
              </table:table-cell>
            </table:table-row>
            <table:table-row>
              <table:table-cell office:value-type="string">
                <text:p>rotM (asymm)</text:p>
              </table:table-cell>
              <table:table-cell office:value-type="float" office:value="0.241963666666667">
                <text:p>0.241963666666667</text:p>
              </table:table-cell>
              <table:table-cell office:value-type="float" office:value="0.679896666666665">
                <text:p>0.679896666666665</text:p>
              </table:table-cell>
              <table:table-cell office:value-type="float" office:value="1.35945966666666">
                <text:p>1.35945966666666</text:p>
              </table:table-cell>
              <table:table-cell office:value-type="float" office:value="2.83023566666667">
                <text:p>2.83023566666667</text:p>
              </table:table-cell>
              <table:table-cell office:value-type="float" office:value="5.00957166666667">
                <text:p>5.00957166666667</text:p>
              </table:table-cell>
            </table:table-row>
            <table:table-row>
              <table:table-cell office:value-type="string">
                <text:p>FFT3D (asymm)</text:p>
              </table:table-cell>
              <table:table-cell office:value-type="float" office:value="0.126980333333333">
                <text:p>0.126980333333333</text:p>
              </table:table-cell>
              <table:table-cell office:value-type="float" office:value="0.706558999999993">
                <text:p>0.706558999999993</text:p>
              </table:table-cell>
              <table:table-cell office:value-type="float" office:value="1.402453">
                <text:p>1.402453</text:p>
              </table:table-cell>
              <table:table-cell office:value-type="float" office:value="2.98687933333329">
                <text:p>2.98687933333329</text:p>
              </table:table-cell>
              <table:table-cell office:value-type="float" office:value="5.06889633333332">
                <text:p>5.06889633333332</text:p>
              </table:table-cell>
            </table:table-row>
            <table:table-row>
              <table:table-cell office:value-type="string">
                <text:p>OZ (standard)</text:p>
              </table:table-cell>
              <table:table-cell office:value-type="float" office:value="0.0186643333333326">
                <text:p>0.0186643333333326</text:p>
              </table:table-cell>
              <table:table-cell office:value-type="float" office:value="0.105317">
                <text:p>0.105317</text:p>
              </table:table-cell>
              <table:table-cell office:value-type="float" office:value="0.324616999999994">
                <text:p>0.324616999999994</text:p>
              </table:table-cell>
              <table:table-cell office:value-type="float" office:value="0.905529333333363">
                <text:p>0.905529333333363</text:p>
              </table:table-cell>
              <table:table-cell office:value-type="float" office:value="1.760733">
                <text:p>1.760733</text:p>
              </table:table-cell>
            </table:table-row>
            <table:table-row>
              <table:table-cell office:value-type="string">
                <text:p/>
              </table:table-cell>
            </table:table-row>
            <table:table-row>
              <table:table-cell office:value-type="string">
                <text:p>OZ (asymm)</text:p>
              </table:table-cell>
              <table:table-cell office:value-type="float" office:value="0.0346610000000003">
                <text:p>0.0346610000000003</text:p>
              </table:table-cell>
              <table:table-cell office:value-type="float" office:value="0.234964333333336">
                <text:p>0.234964333333336</text:p>
              </table:table-cell>
              <table:table-cell office:value-type="float" office:value="0.57624633333334">
                <text:p>0.57624633333334</text:p>
              </table:table-cell>
              <table:table-cell office:value-type="float" office:value="1.62008733333334">
                <text:p>1.62008733333334</text:p>
              </table:table-cell>
              <table:table-cell office:value-type="float" office:value="3.4698056666667">
                <text:p>3.4698056666667</text:p>
              </table:table-cell>
            </table:table-row>
            <table:table-row>
              <table:table-cell office:value-type="string">
                <text:p/>
              </table:table-cell>
            </table:table-row>
            <table:table-row>
              <table:table-cell office:value-type="string">
                <text:p/>
              </table:table-cell>
            </table:table-row>
            <table:table-row>
              <table:table-cell office:value-type="string">
                <text:p>rotM (standard)</text:p>
              </table:table-cell>
              <table:table-cell office:value-type="float" office:value="0.143978">
                <text:p>0.143978</text:p>
              </table:table-cell>
              <table:table-cell office:value-type="float" office:value="0.39694">
                <text:p>0.39694</text:p>
              </table:table-cell>
              <table:table-cell office:value-type="float" office:value="0.781881333333333">
                <text:p>0.781881333333333</text:p>
              </table:table-cell>
              <table:table-cell office:value-type="float" office:value="1.59909033333333">
                <text:p>1.59909033333333</text:p>
              </table:table-cell>
              <table:table-cell office:value-type="float" office:value="2.80423966666667">
                <text:p>2.8042396666666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Unix OpenOffice.org_project/413m1$Build-97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</office:styles>
</office:document-styles>
</file>